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automatic-styles>
    <style:style style:name="P1" style:family="paragraph" style:parent-style-name="Standard" style:master-page-name="Page5.212.816666666666666Master">
      <style:paragraph-properties style:page-number="auto" fo:break-before="page"/>
    </style:style>
    <style:style style:name="P2" style:family="paragraph" style:parent-style-name="boxSans14.00.00.00">
      <style:text-properties fo:font-size="10pt" style:font-size-asian="10pt" style:font-size-complex="10pt"/>
    </style:style>
    <style:style style:name="fr1" style:family="graphic" style:parent-style-name="FrameStyle">
      <style:graphic-properties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Врезка1" text:anchor-type="paragraph" svg:x="0.254cm" svg:y="0cm" svg:width="12.446cm" svg:height="32.3cm" draw:z-index="0"><draw:text-box><text:p text:style-name="P2">Столбцы (1) и (2) табл. 5-2 отражают механизм расчета подоходного налога для семейной пары, заполняющей совместную налоговую декларацию. Отметим, что ставка 15% применяется к любому налогооблагаемому доходу ниже 36900 дол., весь дополнительный доход свыше этой величины, но до верхнего предела 89 150 дол. облагается по ставке 28%. Дополнительный доход между 89 150 и 140 тыс. дол. облагается по ставке 31%, а доход в интервале от 140 тыс. до 250 тыс. дол. — по ставке 36%. Весь налогооблагаемый доход сверх 250 тыс. дол. облатается по ставке 39,6%. </text:p><text:p text:style-name="P2">В столбце (2) табл. 5-2 перечислены предельные налоговые ставки. Предельная налоговая ставка — это налог, выплачиваемый на дополнительный доход. По определению, она представляет собой прирост выплачиваемого налога (столбец 4), деленный на прирост дохода (столбец 3). Таким образом, если налогооблагаемый доход семейной пары увеличился с 0 до 36900 дол., прирост выплачиваемых налогов составит: 5535 дол. (0,15 х х 36 900), как показано в столбце (4). Если налогооблагаемый доход семейной пары возрос на дополнительные 52250 дол. (столбец 3), то есть с 36900 до 89 150 дол., будет применена более высокая налоговая ставка, равная 28%, и, следовательно, будет заплачен дополнительный налог, составляющий 14 630 дол. (0,28 х 52 250), о чем свидетельствует столбец (4). </text:p><text:p text:style-name="P2">Предельные налоговые ставки из столбца (2) преувеличивают величину личного подоходного налога, поскольку растущие налоговые ставки применяются только при переходе дохода из одного определенного налогового интервала в другой. Чтобы получить более ясное представление о налоговом бремени, мы должны рассматривать средние налоговые ставки. Средняя налоговая ставка — это частное от деления общей величины уплаченного налога на общую величину налогооблагаемого дохода. Для налогового интервала 0 — 36900 дол. из столбца (6) табл. 5-2 средняя налоговая ставка равна 5535 дол. (столбец 4), деленным на 36900 дол. (столбец 1), или 15%, то есть той же величине, что и предельная налоговая ставка. Но семейная пара, зарабатывающая 89150 дол., не платит 28% своего дохода в качестве налога, как можно было бы предположить исходя из предельной ставки. На самом деле средняя налоговая ставка составляет около 22,6% (20 165 дол./89 150 дол.). Причина заключается в том, что первые 36 900 дол. дохода облагаются по ставке 15%, и только следующие 52 250 дол. облагаются по ставке 28%. Попробуйте подсчитать среднюю процентную ставку для семейной пары, зарабатывающей 350 тыс. дол. В этом случае мы видим, что, если предельная налоговая ставка выше средней, средняя налоговая ставка будет расти. Арифметика здесь такая же, как в школе. Вы должны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oxSans14.00.00.00" style:family="paragraph">
      <style:paragraph-properties style:line-spacing="0cm" fo:text-align="start" style:justify-single-word="false"/>
      <style:text-properties style:font-name="Sans" fo:font-family="Sans" fo:font-size="14pt" fo:letter-spacing="normal" fo:font-style="normal" fo:font-weight="normal"/>
    </style:style>
    <style:style style:name="Frame_20_contents" style:display-name="Frame contents" style:family="paragraph" style:parent-style-name="Standard" style:class="extra"/>
    <style:style style:name="Photo" style:family="graphic">
      <style:graphic-properties draw:fill="none"/>
    </style:style>
    <style:style style:name="FrameStyle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Page5.212.816666666666666Master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date>2023-10-18T18:24:36.647631460</dc:date>
    <meta:editing-duration>PT22S</meta:editing-duration>
    <meta:editing-cycles>1</meta:editing-cycles>
    <meta:document-statistic meta:table-count="0" meta:image-count="0" meta:object-count="0" meta:page-count="1" meta:paragraph-count="3" meta:word-count="388" meta:character-count="2645" meta:non-whitespace-character-count="2254"/>
  </office:meta>
</office:document-meta>
</file>